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prefix="(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 style:language-asian="fr" style:country-asian="FR"/>
    </style:style>
    <style:style style:name="P2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3" style:parent-style-name="DefaultParagraphFont" style:family="text">
      <style:text-properties style:font-name-complex="Courier New" fo:font-weight="bold" style:font-weight-asian="bold"/>
    </style:style>
    <style:style style:name="T4" style:parent-style-name="DefaultParagraphFont" style:family="text">
      <style:text-properties style:font-name-complex="Courier New" fo:font-weight="bold" style:font-weight-asian="bold"/>
    </style:style>
    <style:style style:name="T5" style:parent-style-name="DefaultParagraphFont" style:family="text">
      <style:text-properties style:font-name-complex="Courier New" fo:font-weight="bold" style:font-weight-asian="bold"/>
    </style:style>
    <style:style style:name="P6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7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8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10" style:parent-style-name="DefaultParagraphFont" style:family="text">
      <style:text-properties style:font-name="Times New Roman" style:font-name-asian="Times New Roman" style:font-name-complex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22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 style:language-asian="fr" style:country-asian="FR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 style:language-asian="fr" style:country-asian="FR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2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n" fo:country="US" style:language-asian="fr" style:country-asian="FR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28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3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n" fo:country="US" style:language-asian="fr" style:country-asian="FR"/>
    </style:style>
    <style:style style:name="T3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language="en" fo:country="US" style:language-asian="fr" style:country-asian="FR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3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language="en" fo:country="US" style:language-asian="fr" style:country-asian="FR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6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47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49" style:parent-style-name="DefaultParagraphFont" style:family="text">
      <style:text-properties style:font-name="Times New Roman" style:font-name-asian="Times New Roman" style:font-name-complex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53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55" style:parent-style-name="DefaultParagraphFont" style:family="text">
      <style:text-properties style:font-name="Times New Roman" style:font-name-asian="Times New Roman" style:font-name-complex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56" style:parent-style-name="DefaultParagraphFont" style:family="text">
      <style:text-properties style:font-name="Times New Roman" style:font-name-asian="Times New Roman" style:font-name-complex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57" style:parent-style-name="DefaultParagraphFont" style:family="text">
      <style:text-properties style:font-name="Times New Roman" style:font-name-asian="Times New Roman" style:font-name-complex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66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6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 style:language-asian="fr" style:country-asian="FR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69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n" fo:country="US" style:language-asian="fr" style:country-asian="FR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72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 style:language-asian="fr" style:country-asian="FR"/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75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n" fo:country="US" style:language-asian="fr" style:country-asian="FR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79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81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n" fo:country="US" style:language-asian="fr" style:country-asian="FR"/>
    </style:style>
    <style:style style:name="T82" style:parent-style-name="DefaultParagraphFont" style:family="text">
      <style:text-properties style:font-name="Times New Roman" style:font-name-asian="Times New Roman" style:font-name-complex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83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n" fo:country="US" style:language-asian="fr" style:country-asian="FR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85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n" fo:country="US" style:language-asian="fr" style:country-asian="FR"/>
    </style:style>
    <style:style style:name="T86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n" fo:country="US" style:language-asian="fr" style:country-asian="FR"/>
    </style:style>
    <style:style style:name="T87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n" fo:country="US" style:language-asian="fr" style:country-asian="FR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90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n" fo:country="US" style:language-asian="fr" style:country-asian="FR"/>
    </style:style>
    <style:style style:name="T91" style:parent-style-name="DefaultParagraphFont" style:family="text">
      <style:text-properties style:font-name="Times New Roman" style:font-name-asian="Times New Roman" style:font-name-complex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93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n" fo:country="US" style:language-asian="fr" style:country-asian="FR"/>
    </style:style>
    <style:style style:name="T94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n" fo:country="US" style:language-asian="fr" style:country-asian="FR"/>
    </style:style>
    <style:style style:name="T95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n" fo:country="US" style:language-asian="fr" style:country-asian="FR"/>
    </style:style>
    <style:style style:name="P96" style:parent-style-name="Normal" style:family="paragraph">
      <style:paragraph-properties fo:margin-bottom="0in" fo:line-height="100%" fo:margin-left="0.7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97" style:parent-style-name="DefaultParagraphFont" style:family="text">
      <style:text-properties fo:font-weight="bold" style:font-weight-asian="bold"/>
    </style:style>
    <style:style style:name="P98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99" style:parent-style-name="Normal" style:family="paragraph">
      <style:paragraph-properties fo:margin-bottom="0in" fo:line-height="100%" fo:text-indent="0.4916in"/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</office:automatic-styles>
  <office:body>
    <office:text text:use-soft-page-breaks="true">
      <text:h text:style-name="P1" text:outline-level="1">The<text:s/>PdfFileMerger<text:s/>Class</text:h>
      <text:p text:style-name="P2">PdfFileMerger is a class derivated from<text:s/>PdfFileWriter that is specialized in Merging files. As derivated, Write should be used to write the file.</text:p>
      <text:p text:style-name="Function">class<text:s/><text:span text:style-name="T3">pypdf.</text:span><text:span text:style-name="T4">P</text:span><text:span text:style-name="T5">dfFileMerger</text:span>(output=None, strict=True, pdf_reader_as_source=None, debug=False):</text:p>
      <text:p text:style-name="P6">Initializes a<text:s/>PDF Merger object<text:s/></text:p>
      <text:p text:style-name="P7">Parameters :</text:p>
      <text:list text:style-name="LFO1" text:continue-numbering="true">
        <text:list-item>
          <text:p text:style-name="P8"><text:span text:style-name="T9">output</text:span><text:span text:style-name="T10">(StreamIO,str,None)</text:span><text:span text:style-name="T11"><text:s/></text:span><text:span text:style-name="T12">– A File<text:s/></text:span><text:span text:style-name="T13">like-</text:span><text:span text:style-name="T14">object or<text:s/></text:span><text:span text:style-name="T15">path to the destination file, or None. If a string is provided, it will be used to create internally a stream</text:span><text:span text:style-name="T16"><text:s/>object</text:span><text:span text:style-name="T17">. The object</text:span><text:span text:style-name="T18"><text:s/>that supports the standard<text:s/></text:span><text:span text:style-name="T19">write and tell</text:span><text:span text:style-name="T20"><text:s/>methods similar to a File object.<text:s/></text:span><text:span text:style-name="T21">If None, the stream or path must be provided through tht write function.</text:span></text:p>
        </text:list-item>
        <text:list-item>
          <text:p text:style-name="P22"><text:span text:style-name="T23">s</text:span><text:span text:style-name="T24">trict</text:span><text:span text:style-name="T25">(</text:span><text:span text:style-name="T26">bool</text:span><text:span text:style-name="T27">) – boolean used to defined the strict value when creating PdfFileReader when a filename(str) is provided in merging). Note that this does not apply to pdf_reader_as_source.</text:span></text:p>
        </text:list-item>
        <text:list-item>
          <text:p text:style-name="P28"><text:span text:style-name="T29">pdf_as_s</text:span><text:span text:style-name="T30">ource</text:span><text:span text:style-name="T31"><text:s/>(</text:span><text:span text:style-name="T32">pdfFileReader</text:span><text:span text:style-name="T33">,str</text:span><text:span text:style-name="T34">) –<text:s/></text:span><text:span text:style-name="T35">Identifies a pdfFileReader object used to initialize the PdfFileWriter object. If a string is a provided a pdfFileReader will be internally built from it.</text:span></text:p>
        </text:list-item>
        <text:list-item>
          <text:p text:style-name="P36"><text:span text:style-name="T37">debug</text:span><text:span text:style-name="T38">(</text:span><text:span text:style-name="T39">bool</text:span><text:span text:style-name="T40">) – Determines whether debug should be printed</text:span><text:span text:style-name="T41">.</text:span></text:p>
        </text:list-item>
      </text:list>
      <text:p text:style-name="P42"/>
      <text:p text:style-name="Function"><text:span text:style-name="T43">m</text:span><text:span text:style-name="T44">erge</text:span>(position, fileobj, bookmark=None, numpages=None, import_bookmarks=True,<text:s/>prefix_nameddest=""):</text:p>
      <text:p text:style-name="P45">Merges<text:s/>a PDF document</text:p>
      <text:p text:style-name="P46">Parameters :</text:p>
      <text:list text:style-name="LFO1" text:continue-numbering="true">
        <text:list-item>
          <text:p text:style-name="P47"><text:span text:style-name="T48">position</text:span><text:span text:style-name="T49">(None,int)</text:span><text:span text:style-name="T50"><text:s/></text:span><text:span text:style-name="T51">–<text:s/></text:span><text:span text:style-name="T52">Page number where the file will be inserted. None means at the end</text:span></text:p>
        </text:list-item>
        <text:list-item>
          <text:p text:style-name="P53"><text:span text:style-name="T54">fileobj</text:span><text:span text:style-name="T55">(StreamIO,str,</text:span><text:span text:style-name="T56">PdfFileReader</text:span><text:span text:style-name="T57">)</text:span><text:span text:style-name="T58"><text:s/></text:span><text:span text:style-name="T59">– A File<text:s/></text:span><text:span text:style-name="T60">like-</text:span><text:span text:style-name="T61">object or<text:s/></text:span><text:span text:style-name="T62">path<text:s/></text:span><text:span text:style-name="T63">of the source</text:span><text:span text:style-name="T64">. If a string is provided, it will be used to create internally a<text:s/></text:span><text:span text:style-name="T65">PdfFileReader object with self.strict.</text:span></text:p>
        </text:list-item>
        <text:list-item>
          <text:p text:style-name="P66"><text:span text:style-name="T67">bookmark</text:span><text:span text:style-name="T68">(</text:span><text:span text:style-name="T69">None/str</text:span><text:span text:style-name="T70">) – name of the Bookmark/outline create on the first</text:span><text:span text:style-name="T71">e page. All bookmarks copied will be placed below it. None will be not create it and all bookmarks will be copied at root.</text:span></text:p>
        </text:list-item>
        <text:list-item>
          <text:p text:style-name="P72"><text:span text:style-name="T73">numpages</text:span><text:span text:style-name="T74">(</text:span><text:span text:style-name="T75">int/None/range/list/PageRange/str</text:span><text:span text:style-name="T76">) –</text:span><text:span text:style-name="T77"><text:s/>page list/range of integers of pages number copied from fileobj. If None, all pages are copied, if int, it will copy the first numpages pages, if list/range/pageRange, it identifies a list of page numbers, if str, it will consist in an expression evaluated to return a list of pages.</text:span><text:span text:style-name="T78">.</text:span></text:p>
        </text:list-item>
        <text:list-item>
          <text:p text:style-name="P79"><text:span text:style-name="T80">import_bookmarks<text:s/></text:span><text:span text:style-name="T81">(</text:span><text:span text:style-name="T82">bool</text:span><text:span text:style-name="T83">)</text:span><text:span text:style-name="T84"><text:s/>–<text:s/></text:span><text:span text:style-name="T85">true</text:span><text:span text:style-name="T86"><text:s/>will copy all bookmarks/outlines that</text:span><text:span text:style-name="T87"><text:s/>are referring to the copied pages.</text:span></text:p>
        </text:list-item>
        <text:list-item>
          <text:p text:style-name="P88"><text:span text:style-name="T89">Prefix_nameddest<text:s/></text:span><text:span text:style-name="T90">(</text:span><text:span text:style-name="T91">str/None)</text:span><text:span text:style-name="T92"><text:s/></text:span><text:span text:style-name="T93">–</text:span><text:span text:style-name="T94"><text:s/></text:span><text:span text:style-name="T95">provides a prefix to add to named destinations. Also if not an empty string, a named destination with this string will be added pointing the first inserted page. If None, no named destinations will be copied/created.</text:span></text:p>
        </text:list-item>
      </text:list>
      <text:p text:style-name="P96"/>
      <text:p text:style-name="Function"><text:span text:style-name="T97">append</text:span>(fileobj, bookmark=None, numpages=None, import_bookmarks=True,<text:s/>prefix_nameddest=""):</text:p>
      <text:p text:style-name="P98">Appends<text:s/>fileobj at the end of the document. Similar to call merge with position=None</text:p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ig-paren" style:display-name="sig-paren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pre" style:display-name="pre" style:family="text" style:parent-style-name="DefaultParagraphFont"/>
    <style:style style:name="aka" style:display-name="aka" style:family="paragraph" style:parent-style-name="Normal">
      <style:paragraph-properties fo:margin-bottom="0in" fo:line-height="100%"/>
      <style:text-properties style:font-name="Times New Roman" style:font-name-asian="Times New Roman" style:font-name-complex="Times New Roman" fo:color="#ED7D31" fo:font-size="12pt" style:font-size-asian="12pt" style:font-size-complex="12pt" fo:language="en" fo:country="US" style:language-asian="fr" style:country-asian="FR" fo:hyphenate="false"/>
    </style:style>
    <style:style style:name="Function" style:display-name="Function" style:family="paragraph" style:parent-style-name="Normal">
      <style:paragraph-properties fo:margin-bottom="0in" fo:line-height="100%"/>
      <style:text-properties style:font-name="Courier New" style:font-name-asian="Times New Roman" style:font-name-complex="Times New Roman" fo:font-style="italic" style:font-style-asian="italic" style:font-style-complex="italic" fo:color="#0070C0" fo:font-size="12pt" style:font-size-asian="12pt" style:font-size-complex="12pt" fo:language="en" fo:country="US" style:language-asian="fr" style:country-asian="FR" fo:hyphenate="false"/>
    </style:style>
    <style:style style:name="akaChar" style:display-name="aka Char" style:family="text" style:parent-style-name="DefaultParagraphFont">
      <style:text-properties style:font-name="Times New Roman" style:font-name-asian="Times New Roman" style:font-name-complex="Times New Roman" fo:color="#ED7D31" fo:font-size="12pt" style:font-size-asian="12pt" style:font-size-complex="12pt" fo:language="en" fo:country="US" style:language-asian="fr" style:country-asian="FR"/>
    </style:style>
    <style:style style:name="also" style:display-name="also" style:family="paragraph" style:parent-style-name="Normal">
      <style:paragraph-properties fo:margin-bottom="0in" fo:line-height="100%"/>
      <style:text-properties style:font-name="Times New Roman" style:font-name-asian="Times New Roman" style:font-name-complex="Times New Roman" fo:color="#ED7D31" fo:font-size="12pt" style:font-size-asian="12pt" style:font-size-complex="12pt" fo:language="en" fo:country="US" style:language-asian="fr" style:country-asian="FR" fo:hyphenate="false"/>
    </style:style>
    <style:style style:name="FunctionChar" style:display-name="Function Char" style:family="text" style:parent-style-name="DefaultParagraphFont">
      <style:text-properties style:font-name="Courier New" style:font-name-asian="Times New Roman" style:font-name-complex="Times New Roman" fo:font-style="italic" style:font-style-asian="italic" style:font-style-complex="italic" fo:color="#0070C0" fo:font-size="12pt" style:font-size-asian="12pt" style:font-size-complex="12pt" fo:language="en" fo:country="US" style:language-asian="fr" style:country-asian="F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lsoChar" style:display-name="also Char" style:family="text" style:parent-style-name="DefaultParagraphFont">
      <style:text-properties style:font-name="Times New Roman" style:font-name-asian="Times New Roman" style:font-name-complex="Times New Roman" fo:color="#ED7D31" fo:font-size="12pt" style:font-size-asian="12pt" style:font-size-complex="12pt" fo:language="en" fo:country="US" style:language-asian="fr" style:country-asian="FR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gp" style:display-name="gp" style:family="text" style:parent-style-name="DefaultParagraphFont"/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s" style:display-name="s" style:family="text" style:parent-style-name="DefaultParagraphFont"/>
    <style:style style:name="go" style:display-name="go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option" style:display-name="optio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prefix="(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ophe DAVID</meta:initial-creator>
    <dc:creator>Christophe DAVID</dc:creator>
    <meta:creation-date>2020-08-04T21:39:00Z</meta:creation-date>
    <dc:date>2020-08-04T21:39:00Z</dc:date>
    <meta:template xlink:href="Normal.dotm" xlink:type="simple"/>
    <meta:editing-cycles>3</meta:editing-cycles>
    <meta:editing-duration>PT60S</meta:editing-duration>
    <meta:document-statistic meta:page-count="1" meta:paragraph-count="5" meta:word-count="389" meta:character-count="2525" meta:row-count="17" meta:non-whitespace-character-count="2141"/>
  </office:meta>
</office:document-meta>
</file>